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omAss Notes</text:p>
      <text:p text:style-name="Standard"/>
      <text:p text:style-name="Standard">Regarding the save function of rooms – if a room is assigned a different member, its calendar is replaced and renamed. So if a member moves rooms, any availability dates currently do not move with them.</text:p>
      <text:p text:style-name="Standard"/>
      <text:p text:style-name="Standard">Emails don't work, just print to console atm. There is a link to fleshing this out on part 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0T09:35:39.55</dc:date>
    <dc:creator>Trevor Pierson</dc:creator>
    <meta:editing-duration>PT20H58M5S</meta:editing-duration>
    <meta:editing-cycles>3</meta:editing-cycles>
    <meta:generator>OpenOffice/4.1.13$Win32 OpenOffice.org_project/4113m1$Build-9810</meta:generator>
    <meta:document-statistic meta:table-count="0" meta:image-count="0" meta:object-count="0" meta:page-count="1" meta:paragraph-count="3" meta:word-count="57" meta:character-count="308"/>
  </office:meta>
</office:document-meta>
</file>